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1" svg:font-family="Loma" style:font-pitch="variable"/>
    <style:font-face style:name="Loma" svg:font-family="Loma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ox_20_Text" style:list-style-name="L1">
      <style:graphic-properties svg:stroke-width="0.053cm" svg:stroke-color="#000000" draw:marker-start-width="0.279cm" draw:marker-end-width="0.279cm" fo:min-height="6.835cm" fo:padding-top="0.151cm" fo:padding-bottom="0.151cm" fo:padding-left="0.276cm" fo:padding-right="0.276cm"/>
    </style:style>
    <style:style style:name="gr2" style:family="graphic" style:parent-style-name="Box_20_Text">
      <style:graphic-properties svg:stroke-width="0.053cm" svg:stroke-color="#000000" draw:marker-start-width="0.279cm" draw:marker-end-width="0.279cm" fo:min-height="5.452cm" fo:padding-top="0.151cm" fo:padding-bottom="0.151cm" fo:padding-left="0.276cm" fo:padding-right="0.276cm"/>
    </style:style>
    <style:style style:name="gr3" style:family="graphic" style:parent-style-name="Box_20_Text">
      <style:graphic-properties svg:stroke-width="0.053cm" svg:stroke-color="#000000" draw:marker-start-width="0.279cm" draw:marker-end-width="0.279cm" fo:min-height="6.835cm" fo:padding-top="0.151cm" fo:padding-bottom="0.151cm" fo:padding-left="0.276cm" fo:padding-right="0.276cm"/>
    </style:style>
    <style:style style:name="gr4" style:family="graphic" style:parent-style-name="Box_20_Text" style:list-style-name="L1">
      <style:graphic-properties fo:min-height="5.452cm"/>
    </style:style>
    <style:style style:name="gr5" style:family="graphic" style:parent-style-name="Box_20_Text" style:list-style-name="L1">
      <style:graphic-properties fo:min-height="5.452cm"/>
    </style:style>
    <style:style style:name="gr6" style:family="graphic" style:parent-style-name="Box_20_Text" style:list-style-name="L1">
      <style:graphic-properties fo:min-height="8.218cm"/>
    </style:style>
    <style:style style:name="gr7" style:family="graphic" style:parent-style-name="objectwithoutfill">
      <style:graphic-properties svg:stroke-width="0.018cm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Triangle_20_unfilled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Box_20_Text">
      <style:graphic-properties draw:stroke="none" draw:fill="none" fo:min-height="2.29cm" draw:shadow="hidden"/>
    </style:style>
    <style:style style:name="gr11" style:family="graphic" style:parent-style-name="Box_20_Text">
      <style:graphic-properties fo:min-height="5.338cm"/>
    </style:style>
    <style:style style:name="gr12" style:family="graphic" style:parent-style-name="Box_20_Note">
      <style:graphic-properties fo:min-height="1.78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oma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oma1" fo:font-size="10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Roboto3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3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oma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oma1" fo:font-weight="bold" style:font-weight-asian="bold" style:font-weight-complex="bold"/>
    </style:style>
    <style:style style:name="T8" style:family="text">
      <style:text-properties style:font-name="Roboto3" fo:font-weight="normal" style:font-weight-asian="normal" style:font-weight-complex="normal"/>
    </style:style>
    <style:style style:name="T9" style:family="text">
      <style:text-properties style:font-name="Loma1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4" draw:id="id4" draw:layer="layout" svg:width="6.35cm" svg:height="8.059cm" svg:x="13.97cm" svg:y="12.7cm">
          <draw:text-box>
            <text:p text:style-name="P1"><text:span text:style-name="T1">ProcessMachin</text:span><text:span text:style-name="T1">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>- processType : int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4">...</text:span></text:p>
            <text:p text:style-name="P2"><text:span text:style-name="T4">- processSlot : Package</text:span></text:p>
            <text:p text:style-name="P2"><text:span text:style-name="T5">- outputSlot : Package</text:span></text:p>
            <text:p text:style-name="P2"><text:span text:style-name="T4">- outputStand : Stand</text:span></text:p>
            <text:p text:style-name="P2"><text:span text:style-name="T4">- inputStand : Stand</text:span></text:p>
            <text:p text:style-name="P2"><text:span text:style-name="T5"/></text:p>
            <text:p text:style-name="P2"><text:span text:style-name="T2">Methods</text:span></text:p>
            <text:p text:style-name="P2"><text:span text:style-name="T4">- process()</text:span></text:p>
            <text:p text:style-name="P2"><text:span text:style-name="T5"/></text:p>
          </draw:text-box>
        </draw:frame>
        <draw:frame draw:style-name="gr2" draw:text-style-name="P4" xml:id="id5" draw:id="id5" draw:layer="layout" svg:width="5.08cm" svg:height="5.754cm" svg:x="11.43cm" svg:y="1.27cm">
          <draw:text-box>
            <text:p text:style-name="P4"><text:span text:style-name="T6">Package</text:span></text:p>
            <text:p><text:span text:style-name="T7">Parameters</text:span></text:p>
            <text:p>- processes : int[]</text:p>
            <text:p/>
            <text:p><text:span text:style-name="T7">Attributes</text:span></text:p>
            <text:p>…</text:p>
            <text:p/>
            <text:p><text:span text:style-name="T7">Methods</text:span></text:p>
            <text:p>…</text:p>
            <text:p/>
          </draw:text-box>
        </draw:frame>
        <draw:frame draw:style-name="gr3" draw:text-style-name="P4" xml:id="id6" draw:id="id6" draw:layer="layout" svg:width="5.08cm" svg:height="7.137cm" svg:x="21.59cm" svg:y="1.27cm">
          <draw:text-box>
            <text:p text:style-name="P4"><text:span text:style-name="T6">Robot</text:span></text:p>
            <text:p><text:span text:style-name="T7">Parameters</text:span></text:p>
            <text:p>...</text:p>
            <text:p/>
            <text:p><text:span text:style-name="T7">Attributes</text:span></text:p>
            <text:p><text:span text:style-name="T8">- battery : float</text:span></text:p>
            <text:p><text:span text:style-name="T8">- pickupSlot : Package</text:span></text:p>
            <text:p/>
            <text:p><text:span text:style-name="T7">Methods</text:span></text:p>
            <text:p>- goto(dir, speed, time)</text:p>
            <text:p>- pickup()</text:p>
            <text:p>- place()</text:p>
            <text:p/>
          </draw:text-box>
        </draw:frame>
        <draw:frame draw:style-name="gr4" draw:text-style-name="P3" xml:id="id3" draw:id="id3" draw:layer="layout" svg:width="5.08cm" svg:height="5.702cm" svg:x="7.62cm" svg:y="12.7cm">
          <draw:text-box>
            <text:p text:style-name="P1"><text:span text:style-name="T1">InputM</text:span><text:span text:style-name="T1">achin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4">- inputStand : </text:span><text:span text:style-name="T4">Stand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...</text:span></text:p>
            <text:p text:style-name="P2"><text:span text:style-name="T5"/></text:p>
          </draw:text-box>
        </draw:frame>
        <draw:frame draw:style-name="gr5" draw:text-style-name="P3" xml:id="id1" draw:id="id1" draw:layer="layout" svg:width="5.08cm" svg:height="5.702cm" svg:x="1.27cm" svg:y="12.7cm">
          <draw:text-box>
            <text:p text:style-name="P1"><text:span text:style-name="T1">OutputMachin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5">- outputStand : Stand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...</text:span></text:p>
            <text:p text:style-name="P2"><text:span text:style-name="T5"/></text:p>
          </draw:text-box>
        </draw:frame>
        <draw:frame draw:style-name="gr6" draw:text-style-name="P3" xml:id="id2" draw:id="id2" draw:layer="layout" svg:width="5.08cm" svg:height="8.468cm" svg:x="1.27cm" svg:y="1.27cm">
          <draw:text-box>
            <text:p text:style-name="P1"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/text:p>
            <text:p text:style-name="P2"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/text:p>
            <text:p text:style-name="P2"><text:span text:style-name="T3">- </text:span><text:span text:style-name="T3">S</text:span><text:span text:style-name="T3">l</text:span><text:span text:style-name="T3">o</text:span><text:span text:style-name="T3">t</text:span><text:span text:style-name="T3">s</text:span><text:span text:style-name="T3">N</text:span><text:span text:style-name="T3">b</text:span><text:span text:style-name="T3"> </text:span><text:span text:style-name="T3">: </text:span><text:span text:style-name="T3">i</text:span><text:span text:style-name="T3">n</text:span><text:span text:style-name="T3">t</text:span></text:p>
            <text:p text:style-name="P2"><text:span text:style-name="T3">-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T</text:span><text:span text:style-name="T3">i</text:span><text:span text:style-name="T3">m</text:span><text:span text:style-name="T3">e</text:span><text:span text:style-name="T3"> </text:span><text:span text:style-name="T3">: </text:span><text:span text:style-name="T3">f</text:span><text:span text:style-name="T3">l</text:span><text:span text:style-name="T3">o</text:span><text:span text:style-name="T3">a</text:span><text:span text:style-name="T3">t</text:span></text:p>
            <text:p text:style-name="P2"><text:span text:style-name="T3">- </text:span><text:span text:style-name="T3">r</text:span><text:span text:style-name="T3">e</text:span><text:span text:style-name="T3">p</text:span><text:span text:style-name="T3">a</text:span><text:span text:style-name="T3">i</text:span><text:span text:style-name="T3">r</text:span><text:span text:style-name="T3">T</text:span><text:span text:style-name="T3">i</text:span><text:span text:style-name="T3">m</text:span><text:span text:style-name="T3">e</text:span><text:span text:style-name="T3"> </text:span><text:span text:style-name="T3">: </text:span><text:span text:style-name="T3">f</text:span><text:span text:style-name="T3">l</text:span><text:span text:style-name="T3">o</text:span><text:span text:style-name="T3">a</text:span><text:span text:style-name="T3">t</text:span></text:p>
            <text:p text:style-name="P2"><text:span text:style-name="T3"/></text:p>
            <text:p text:style-name="P2"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s</text:span></text:p>
            <text:p text:style-name="P2"><text:span text:style-name="T5">-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: </text:span><text:span text:style-name="T5">b</text:span><text:span text:style-name="T5">o</text:span><text:span text:style-name="T5">o</text:span><text:span text:style-name="T5">l</text:span></text:p>
            <text:p text:style-name="P2"><text:span text:style-name="T5">- </text:span><text:span text:style-name="T5">b</text:span><text:span text:style-name="T5">r</text:span><text:span text:style-name="T5">o</text:span><text:span text:style-name="T5">k</text:span><text:span text:style-name="T5">e</text:span><text:span text:style-name="T5">n</text:span><text:span text:style-name="T5"> </text:span><text:span text:style-name="T5">: </text:span><text:span text:style-name="T5">b</text:span><text:span text:style-name="T5">o</text:span><text:span text:style-name="T5">o</text:span><text:span text:style-name="T5">l</text:span></text:p>
            <text:p text:style-name="P2"><text:span text:style-name="T5">-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T</text:span><text:span text:style-name="T5">i</text:span><text:span text:style-name="T5">m</text:span><text:span text:style-name="T5">e</text:span><text:span text:style-name="T5"> </text:span><text:span text:style-name="T5">: </text:span><text:span text:style-name="T5">f</text:span><text:span text:style-name="T5">l</text:span><text:span text:style-name="T5">o</text:span><text:span text:style-name="T5">a</text:span><text:span text:style-name="T5">t</text:span></text:p>
            <text:p text:style-name="P2"><text:span text:style-name="T4">-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T</text:span><text:span text:style-name="T4">i</text:span><text:span text:style-name="T4">m</text:span><text:span text:style-name="T4">e</text:span><text:span text:style-name="T4"> </text:span><text:span text:style-name="T4">: </text:span><text:span text:style-name="T4">f</text:span><text:span text:style-name="T4">l</text:span><text:span text:style-name="T4">o</text:span><text:span text:style-name="T4">a</text:span><text:span text:style-name="T4">t</text:span></text:p>
            <text:p text:style-name="P2"><text:span text:style-name="T5">- </text:span><text:span text:style-name="T5">S</text:span><text:span text:style-name="T5">l</text:span><text:span text:style-name="T5">o</text:span><text:span text:style-name="T5">t</text:span><text:span text:style-name="T5">s</text:span><text:span text:style-name="T5"> </text:span><text:span text:style-name="T5">: </text:span><text:span text:style-name="T5">P</text:span><text:span text:style-name="T5">a</text:span><text:span text:style-name="T5">c</text:span><text:span text:style-name="T5">k</text:span><text:span text:style-name="T5">a</text:span><text:span text:style-name="T5">g</text:span><text:span text:style-name="T5">e</text:span><text:span text:style-name="T5">[</text:span><text:span text:style-name="T5">]</text:span></text:p>
            <text:p text:style-name="P2"><text:span text:style-name="T5"/></text:p>
            <text:p text:style-name="P2"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s</text:span></text:p>
            <text:p text:style-name="P2"><text:span text:style-name="T5">.</text:span><text:span text:style-name="T5">.</text:span></text:p>
            <text:p text:style-name="P2"><text:span text:style-name="T5"/></text:p>
          </draw:text-box>
        </draw:frame>
        <draw:connector draw:style-name="gr7" draw:text-style-name="P5" draw:layer="layout" draw:type="curve" svg:x1="3.81cm" svg:y1="12.7cm" svg:x2="3.81cm" svg:y2="9.738cm" draw:start-shape="id1" draw:start-glue-point="0" draw:end-shape="id2" svg:d="M3810 12700v-2962" svg:viewBox="0 0 1 2963">
          <text:p/>
        </draw:connector>
        <draw:connector draw:style-name="gr8" draw:text-style-name="P5" draw:layer="layout" draw:type="curve" draw:line-skew="0.415cm" svg:x1="10.16cm" svg:y1="12.7cm" svg:x2="3.81cm" svg:y2="9.738cm" draw:start-shape="id3" draw:start-glue-point="0" draw:end-shape="id2" draw:end-glue-point="2" svg:d="M10160 12700c0-1560-6350-79-6350-2962" svg:viewBox="0 0 6351 2963">
          <text:p/>
        </draw:connector>
        <draw:connector draw:style-name="gr8" draw:text-style-name="P5" draw:layer="layout" draw:type="curve" draw:line-skew="-0.158cm" svg:x1="17.145cm" svg:y1="12.7cm" svg:x2="3.81cm" svg:y2="9.738cm" draw:start-shape="id4" draw:start-glue-point="0" draw:end-shape="id2" draw:end-glue-point="2" svg:d="M17145 12700c0-2439-13335-958-13335-2962" svg:viewBox="0 0 13336 2963">
          <text:p/>
        </draw:connector>
        <draw:connector draw:style-name="gr9" draw:text-style-name="P5" draw:layer="layout" draw:type="curve" svg:x1="11.43cm" svg:y1="4.147cm" svg:x2="6.35cm" svg:y2="5.504cm" draw:start-shape="id5" draw:start-glue-point="3" draw:end-shape="id2" svg:d="M11430 4147c-3790 0-1251 1357-5080 1357" svg:viewBox="0 0 5081 1358">
          <text:p/>
        </draw:connector>
        <draw:connector draw:style-name="gr9" draw:text-style-name="P5" draw:layer="layout" draw:type="curve" svg:x1="16.51cm" svg:y1="4.147cm" svg:x2="21.59cm" svg:y2="4.838cm" draw:start-shape="id5" draw:start-glue-point="1" draw:end-shape="id6" svg:d="M16510 4147c3849 0 1309 691 5080 691" svg:viewBox="0 0 5081 692">
          <text:p/>
        </draw:connector>
        <draw:frame draw:style-name="gr10" draw:text-style-name="P7" draw:layer="layout" svg:width="5.08cm" svg:height="2.54cm" svg:x="21.59cm" svg:y="22.86cm">
          <draw:text-box>
            <text:p text:style-name="P6"><text:span text:style-name="T9">Shared </text:span><text:span text:style-name="T9">Attributes:</text:span></text:p>
            <text:p text:style-name="P6"><text:span text:style-name="T10">- pos : float[]</text:span></text:p>
            <text:p text:style-name="P6"><text:span text:style-name="T10">- size : float[]</text:span></text:p>
          </draw:text-box>
        </draw:frame>
        <draw:frame draw:style-name="gr11" draw:text-style-name="P4" xml:id="id7" draw:id="id7" draw:layer="layout" svg:width="5.08cm" svg:height="5.702cm" svg:x="1.27cm" svg:y="20.828cm">
          <draw:text-box>
            <text:p text:style-name="P4"><text:span text:style-name="T6">Stand</text:span></text:p>
            <text:p><text:span text:style-name="T7">Parameters</text:span></text:p>
            <text:p><text:span text:style-name="T8">...</text:span></text:p>
            <text:p/>
            <text:p><text:span text:style-name="T7">Attributes</text:span></text:p>
            <text:p>...</text:p>
            <text:p/>
            <text:p><text:span text:style-name="T7">Methods</text:span></text:p>
            <text:p>…</text:p>
            <text:p/>
          </draw:text-box>
        </draw:frame>
        <draw:connector draw:style-name="gr9" draw:text-style-name="P5" draw:layer="layout" draw:type="curve" draw:line-skew="0.969cm -0.302cm" svg:x1="6.35cm" svg:y1="23.679cm" svg:x2="3.81cm" svg:y2="18.402cm" draw:start-shape="id7" draw:start-glue-point="1" draw:end-shape="id1" draw:end-glue-point="2" svg:d="M6350 23679c2281 0 1901-2170 696-3138s-3236-734-3236-2139" svg:viewBox="0 0 4199 5278">
          <text:p/>
        </draw:connector>
        <draw:connector draw:style-name="gr9" draw:text-style-name="P5" draw:layer="layout" draw:type="curve" svg:x1="6.35cm" svg:y1="23.679cm" svg:x2="10.16cm" svg:y2="18.402cm" draw:start-shape="id7" draw:start-glue-point="1" draw:end-shape="id3" draw:end-glue-point="2" svg:d="M6350 23679c2540 0 3810-1759 3810-5277" svg:viewBox="0 0 3811 5278">
          <text:p/>
        </draw:connector>
        <draw:connector draw:style-name="gr9" draw:text-style-name="P5" draw:layer="layout" draw:type="curve" svg:x1="6.35cm" svg:y1="23.679cm" svg:x2="17.145cm" svg:y2="20.759cm" draw:start-shape="id7" draw:start-glue-point="1" draw:end-shape="id4" draw:end-glue-point="2" svg:d="M6350 23679c7197 0 10795-973 10795-2920" svg:viewBox="0 0 10796 2921">
          <text:p/>
        </draw:connector>
        <draw:frame draw:style-name="gr12" draw:layer="layout" svg:width="5.08cm" svg:height="2.654cm" svg:x="5.08cm" svg:y="24.524cm">
          <draw:text-box>
            <text:p><text:span text:style-name="T7">Note:</text:span></text:p>
            <text:p>The stand is simply here to provide coordinates where the robot can interact with machines</text:p>
          </draw:text-box>
        </draw:frame>
        <draw:frame draw:style-name="gr12" draw:layer="layout" svg:width="5.08cm" svg:height="2.193cm" svg:x="5.08cm" svg:y="8.255cm">
          <draw:text-box>
            <text:p><text:span text:style-name="T7">Note:</text:span></text:p>
            <text:p>The processes don’t need to be classes, as they can be identified by a simple <text:span text:style-name="T11">int</text:span> 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1" svg:font-family="Loma" style:font-pitch="variable"/>
    <style:font-face style:name="Loma" svg:font-family="Loma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_20_Text" style:display-name="Box Text" style:family="graphic" style:parent-style-name="standard">
      <style:graphic-properties draw:stroke="solid" draw:stroke-dash="Dashed_20__28_var_29__20_4" svg:stroke-color="#aea79f" svg:stroke-linecap="round" draw:fill="solid" draw:fill-color="#ffffff" draw:fill-gradient-name="Gradient_20_2" draw:fill-hatch-name="Hatching_20_1" draw:fill-image-name="Bitmap_20_1" draw:fill-image-width="0cm" draw:fill-image-height="0cm" draw:shadow="visible" draw:shadow-offset-x="0.051cm" draw:shadow-offset-y="0.051cm" draw:shadow-color="#000000" draw:shadow-opacity="20%"/>
      <style:text-properties style:font-name="Roboto2" fo:font-family="Roboto" style:font-style-name="Regular" style:font-pitch="variable" fo:font-size="10pt"/>
    </style:style>
    <style:style style:name="Box_20_Note" style:display-name="Box Note" style:family="graphic" style:parent-style-name="Box_20_Text">
      <style:graphic-properties svg:stroke-color="#ffd320" draw:fill-color="#ffff99" draw:shadow-offset-x="0.102cm" draw:shadow-offset-y="0.102cm"/>
      <style:text-properties fo:color="#801900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9T09:56:38.847708402</meta:creation-date>
    <dc:date>2021-04-12T10:31:58.323299259</dc:date>
    <meta:editing-duration>PT3H52M35S</meta:editing-duration>
    <meta:editing-cycles>46</meta:editing-cycles>
    <meta:generator>LibreOffice/5.1.6.2$Linux_X86_64 LibreOffice_project/10m0$Build-2</meta:generator>
    <meta:document-statistic meta:object-count="18"/>
  </office:meta>
</office:document-meta>
</file>